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380d" officeooo:paragraph-rsid="0014380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ssible TTP – DOS Shutdown to ARP Poison</text:p>
      <text:p text:style-name="P1"/>
      <text:p text:style-name="P1">A denial of service vulnerability due to a deadlock was found in sctp_auto_asconf_init in net/sctp/socket.c in the Linux kernel’s SCTP subsystem. This flaw allows guests with local user privileges to trigger a deadlock and potentially crash the system. As of Jan 26<text:span text:style-name="T1">th</text:span>, a fix for this hasn’t been made. </text:p>
      <text:p text:style-name="P1"/>
      <text:p text:style-name="P1"><text:a xlink:type="simple" xlink:href="https://nvd.nist.gov/vuln/detail/CVE-2024-0639" text:style-name="Internet_20_link" text:visited-style-name="Visited_20_Internet_20_Link">https://nvd.nist.gov/vuln/detail/CVE-2024-0639</text:a></text:p>
      <text:p text:style-name="P1"><text:a xlink:type="simple" xlink:href="https://github.com/torvalds/linux/commit/6feb37b3b06e9049e20dcf7e23998f92c9c5be9a" text:style-name="Internet_20_link" text:visited-style-name="Visited_20_Internet_20_Link">https://github.com/torvalds/linux/commit/6feb37b3b06e9049e20dcf7e23998f92c9c5be9a</text:a></text:p>
      <text:p text:style-name="P1"/>
      <text:p text:style-name="P1">If we can deadlock the system enough to lead to a crash, we can attempt to spoof the IP and/or mac address of the system in question through ARP Poisoning. We can perform this by using Ettercap.</text:p>
      <text:p text:style-name="P1"/>
      <text:p text:style-name="P1"><text:a xlink:type="simple" xlink:href="https://www.tutorialspoint.com/ethical_hacking/ethical_hacking_arp_poisoning.htm" text:style-name="Internet_20_link" text:visited-style-name="Visited_20_Internet_20_Link">https://www.tutorialspoint.com/ethical_hacking/ethical_hacking_arp_poisoning.htm</text:a></text:p>
      <text:p text:style-name="P1"/>
      <text:p text:style-name="P1">Using this program should allow us to perform a Man-In-The-Middle attack against the SCTP process. 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5:16:58.278629912</meta:creation-date>
    <dc:date>2024-01-26T15:30:50.619970906</dc:date>
    <meta:editing-duration>PT13M53S</meta:editing-duration>
    <meta:editing-cycles>1</meta:editing-cycles>
    <meta:document-statistic meta:table-count="0" meta:image-count="0" meta:object-count="0" meta:page-count="1" meta:paragraph-count="7" meta:word-count="111" meta:character-count="843" meta:non-whitespace-character-count="736"/>
    <meta:generator>LibreOffice/7.6.4.1$Linux_X86_64 LibreOffice_project/60$Build-1</meta:generator>
  </office:meta>
</office:document-meta>
</file>